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i>h</mi>
        <mo stretchy="false">+</mo>
        <msub>
          <mi>H</mi>
          <mi>d</mi>
        </msub>
      </mrow>
      <mo stretchy="false">=</mo>
      <mfrac>
        <msup>
          <mi>q</mi>
          <mn>2</mn>
        </msup>
        <mrow>
          <mn>2</mn>
          <msup>
            <mi mathvariant="italic">gdA</mi>
            <mn>2</mn>
          </msup>
        </mrow>
      </mfrac>
    </mrow>
    <annotation encoding="StarMath 5.0"> h+H_d={q sup{2}} over  {2gdA sup{2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21:42:09.113352218</meta:creation-date>
    <dc:date>2016-05-06T21:52:02.056256122</dc:date>
    <meta:editing-duration>PT9M52S</meta:editing-duration>
    <meta:editing-cycles>3</meta:editing-cycles>
    <meta:generator>LibreOffice/5.1.2.2.0$Linux_X86_64 LibreOffice_project/10m0$Build-2</meta:generator>
  </office:meta>
</office:document-meta>
</file>